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ndexer.createFulltextField( String value , boolean store , boolean withOffse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deIndexer.addLongValue( Document doc , String fieldName , Object interna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ndexer.addStringValue( Document doc , String fieldName , Object internalValue , boolean tokenized , boolean includeInNodeIndex , float boost , boolean useInExcerp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odeIndexer.addPathValue( Document doc , String fieldName , Object internal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Indexer.addBooleanValue( Document doc , String fieldName , Object interna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ndexer.getValue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Indexer.useInExcerpt( 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ndexer.addLength( Document doc , String propertyName , InternalValu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Indexer.addPropertyName( Document doc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ndexer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dexer.getPropertyBoost( 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ndexer.isIncludedInNodeIndex( 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ndexer.addStringValue( Document doc , String fieldName , Object internalValue , boolean tokeniz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dexer.addValue( Document doc , InternalValue value , Name name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">
            <text:p text:style-name="Table_20_Contents">3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NodeIndexer.createFulltextField( Read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ndexer.setIndexFormatVersion( IndexFormatVersion indexFormat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dexer.addMVPName( Document doc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ndexer.addNodeName( Document doc , String namespace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ndexer.isIndexed( 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ndexer.createFulltextFiel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dexer.addCalendarValue( Document doc , String fieldName , Object interna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ndexer.addReferenceValue( Document doc , String fieldName , Object interna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ndexer.createFieldWithoutNorms( String fieldName , String internalValue , int propert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Indexer.setIndexingConfiguration( Indexing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dexer.addDoubleValue( Document doc , String fieldName , Object interna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ndexer.throwRepository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ndexer.addStringValue( Document doc , String fieldName , Object interna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dexer.createDoc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NodeIndexer.setSupportHighlighting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dexer.NodeIndexer( NodeState node , ItemStateManager stateProvider , NamespaceMappings mappings , TextExtractor 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ndexer.addStringValue( Document doc , String fieldName , Object internalValue , boolean tokenized , boolean includeInNodeIndex , float bo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dexer.addBinaryValue( Document doc , String fieldName , Object internal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odeIndexer.getNodeBoo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ndexer.addNameValue( Document doc , String fieldName , Object internal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